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 style:font-adornments="Standard"/>
    <style:font-face style:name="Ebrima2" svg:font-family="Ebrima" style:font-adornments="Regular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8pt" style:font-size-complex="28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8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size="22pt" fo:font-style="italic" style:font-size-asian="28pt" style:font-style-asian="italic" style:font-size-complex="28pt" style:font-style-complex="italic"/>
    </style:style>
    <style:style style:name="T5" style:family="text">
      <style:text-properties style:text-position="-33% 58%" fo:font-size="22pt" style:font-size-asian="28pt" style:font-size-complex="28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32pt" style:font-size-asian="44pt" style:font-size-complex="44pt"/>
    </style:style>
    <style:style style:name="T8" style:family="text">
      <style:text-properties style:font-name="Ebrima3" style:font-name-asian="Ebrima3" style:font-name-complex="Ebrima3"/>
    </style:style>
    <style:style style:name="T9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1">R</text:span> eine Materialkonstante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2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cm" presentation:class="title" presentation:user-transformed="true">
          <draw:text-box>
            <text:p text:style-name="P1"><text:span text:style-name="T3">Formulieren Sie die Kraft zwischen zwei von stationären Strömen </text:span><text:span text:style-name="T4">I</text:span><text:span text:style-name="T5">1</text:span><text:span text:style-name="T3"> und </text:span><text:span text:style-name="T4">I</text:span><text:span text:style-name="T5">2</text:span><text:span text:style-name="T3"> durchflossenen Leiterschleifen </text:span><text:span text:style-name="T4">C</text:span><text:span text:style-name="T5">1</text:span><text:span text:style-name="T3">, </text:span><text:span text:style-name="T4">C</text:span><text:span text:style-name="T5">2</text:span><text:span text:style-name="T3">. Gilt </text:span><text:span text:style-name="T4">actio gleich reactio</text:span><text:span text:style-name="T3">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 text:style-name="P2"><text:span text:style-name="T6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2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2">A</text:span>(<text:span text:style-name="T2">n</text:span>) auf eine Stromdichte <text:span text:style-name="T2">j</text:span>(<text:span text:style-name="T2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7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2">j</text:span>(<text:span text:style-name="T2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2">A</text:span> hinreichend weit vom <text:span text:style-name="T2">j</text:span> <text:span text:style-name="T8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2">m</text:span> im Feld der magnetischen Induktion <text:span text:style-name="T2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9cm" svg:height="3.506cm" svg:x="1.4cm" svg:y="0.832cm" presentation:class="title" presentation:user-transformed="true">
          <draw:text-box>
            <text:p text:style-name="P2"><text:span text:style-name="T6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 text:style-name="P2"><text:span text:style-name="T6">Welche Analogien bestehen zwischen den Feldgrößen </text:span><text:span text:style-name="T9">E</text:span><text:span text:style-name="T6">, </text:span><text:span text:style-name="T9">D</text:span><text:span text:style-name="T6"> und </text:span><text:span text:style-name="T9">P</text:span><text:span text:style-name="T6"> der Elektrostatik und </text:span><text:span text:style-name="T9">A</text:span><text:span text:style-name="T6">, </text:span><text:span text:style-name="T9">H</text:span><text:span text:style-name="T6"> und </text:span><text:span text:style-name="T9">M</text:span><text:span text:style-name="T6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10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7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2">A</text:span> und <text:span text:style-name="T2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 text:style-name="P2"><text:span text:style-name="T6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 style:font-adornments="Standard"/>
    <style:font-face style:name="Ebrima2" svg:font-family="Ebrima" style:font-adornments="Regular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22:41:28.229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165"/>
  </office:meta>
</office:document-meta>
</file>